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map style:condition="cell-content()=0" style:apply-style-name="verde" style:base-cell-address="COMPLETO.E2"/>
    </style:style>
    <style:style style:name="ce3" style:family="table-cell" style:parent-style-name="Default">
      <style:map style:condition="cell-content()=0" style:apply-style-name="verde" style:base-cell-address="COMPLETO.F19"/>
    </style:style>
    <style:style style:name="ce4" style:family="table-cell" style:parent-style-name="Default">
      <style:map style:condition="cell-content()=0" style:apply-style-name="verde" style:base-cell-address="COMPLETO.J2"/>
    </style:style>
    <style:style style:name="ce5" style:family="table-cell" style:parent-style-name="Default">
      <style:map style:condition="cell-content()=0" style:apply-style-name="verde" style:base-cell-address="COMPLETO.F19"/>
    </style:style>
    <style:style style:name="ce6" style:family="table-cell" style:parent-style-name="Default">
      <style:map style:condition="cell-content()&lt;0.9" style:apply-style-name="verde" style:base-cell-address="COMPLETO.R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LETO" table:style-name="ta1">
        <table:shapes>
          <draw:frame draw:z-index="0" draw:style-name="gr1" draw:text-style-name="P1" svg:width="159.96mm" svg:height="90.04mm" svg:x="10.41mm" svg:y="202.4mm">
            <loext:p draw:notify-on-update-of-ranges="COMPLETO.D17:COMPLETO.D21 COMPLETO.E17:COMPLETO.E21 COMPLETO.F17:COMPLETO.F21 COMPLETO.G17:COMPLETO.G21 COMPLETO.H17:COMPLETO.H21 COMPLETO.I17:COMPLETO.I21 COMPLETO.J17:COMPLETO.J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7.05mm" svg:y="201.53mm">
            <loext:p draw:notify-on-update-of-ranges="COMPLETO.C3:COMPLETO.C3 COMPLETO.C8:COMPLETO.C8 COMPLETO.C13:COMPLETO.C13 COMPLETO.C18:COMPLETO.C18  COMPLETO.E3:COMPLETO.E3 COMPLETO.E8:COMPLETO.E8 COMPLETO.E13:COMPLETO.E13 COMPLETO.E18:COMPLETO.E18  COMPLETO.F3:COMPLETO.F3 COMPLETO.F8:COMPLETO.F8 COMPLETO.F13:COMPLETO.F13 COMPLETO.F18:COMPLETO.F18  COMPLETO.G3:COMPLETO.G3 COMPLETO.G8:COMPLETO.G8 COMPLETO.G13:COMPLETO.G13 COMPLETO.G18:COMPLETO.G18  COMPLETO.H3:COMPLETO.H3 COMPLETO.H8:COMPLETO.H8 COMPLETO.H13:COMPLETO.H13 COMPLETO.H18:COMPLETO.H18  COMPLETO.I3:COMPLETO.I3 COMPLETO.I8:COMPLETO.I8 COMPLETO.I13:COMPLETO.I13 COMPLETO.I18:COMPLETO.I18  COMPLETO.J3:COMPLETO.J3 COMPLETO.J8:COMPLETO.J8 COMPLETO.J13:COMPLETO.J13 COMPLETO.J18:COMPLETO.J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4" table:number-columns-repeated="4" table:default-cell-style-name="ce3"/>
        <table:table-column table:style-name="co5" table:default-cell-style-name="ce5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POBLACION</text:p>
          </table:table-cell>
          <table:table-cell table:style-name="ce1" office:value-type="string" calcext:value-type="string">
            <text:p>PROB CRUCE</text:p>
          </table:table-cell>
          <table:table-cell table:style-name="ce1" office:value-type="string" calcext:value-type="string">
            <text:p>PROB MUTAC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Especial</text:p>
          </table:table-cell>
          <table:table-cell table:style-name="ce1"/>
          <table:table-cell table:style-name="ce1" office:value-type="string" calcext:value-type="string">
            <text:p>Tiempo C1</text:p>
          </table:table-cell>
          <table:table-cell table:style-name="ce1" office:value-type="string" calcext:value-type="string">
            <text:p>Tiempo C2</text:p>
          </table:table-cell>
          <table:table-cell table:style-name="ce1" office:value-type="string" calcext:value-type="string">
            <text:p>Tiempo C3</text:p>
          </table:table-cell>
          <table:table-cell table:style-name="ce1" office:value-type="string" calcext:value-type="string">
            <text:p>Tiempo C4</text:p>
          </table:table-cell>
          <table:table-cell table:style-name="ce1" office:value-type="string" calcext:value-type="string">
            <text:p>Tiempo C5</text:p>
          </table:table-cell>
          <table:table-cell table:style-name="ce1" office:value-type="string" calcext:value-type="string">
            <text:p>Tiempo Especial</text:p>
          </table:table-cell>
          <table:table-cell table:style-name="ce1" office:value-type="string" calcext:value-type="string">
            <text:p>Promedio Tiempo C</text:p>
          </table:table-cell>
          <table:table-cell table:style-name="ce1" office:value-type="string" calcext:value-type="string">
            <text:p>Promedio Tiempo Total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5.41" calcext:value-type="float">
            <text:p>5,41</text:p>
          </table:table-cell>
          <table:table-cell office:value-type="float" office:value="5.11" calcext:value-type="float">
            <text:p>5,11</text:p>
          </table:table-cell>
          <table:table-cell office:value-type="float" office:value="5.16" calcext:value-type="float">
            <text:p>5,16</text:p>
          </table:table-cell>
          <table:table-cell office:value-type="float" office:value="5.32" calcext:value-type="float">
            <text:p>5,32</text:p>
          </table:table-cell>
          <table:table-cell office:value-type="float" office:value="5.14" calcext:value-type="float">
            <text:p>5,14</text:p>
          </table:table-cell>
          <table:table-cell office:value-type="float" office:value="5.29" calcext:value-type="float">
            <text:p>5,29</text:p>
          </table:table-cell>
          <table:table-cell table:formula="of:=IF(SUM([.E2:.I2])=0; AVERAGE([.L2:.P2]);&quot;No valido&quot;)" office:value-type="string" office:string-value="No valido" calcext:value-type="string">
            <text:p>No valido</text:p>
          </table:table-cell>
          <table:table-cell table:formula="of:=IF(SUM([.E2:.J2])=0; AVERAGE([.L2:.Q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1.96" calcext:value-type="float">
            <text:p>1,96</text:p>
          </table:table-cell>
          <table:table-cell office:value-type="float" office:value="4.91" calcext:value-type="float">
            <text:p>4,9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office:value-type="float" office:value="6.13" calcext:value-type="float">
            <text:p>6,13</text:p>
          </table:table-cell>
          <table:table-cell table:formula="of:=IF(SUM([.E3:.I3])=0; AVERAGE([.L3:.P3]);&quot;No valido&quot;)" office:value-type="float" office:value="1.418" calcext:value-type="float">
            <text:p>1,418</text:p>
          </table:table-cell>
          <table:table-cell table:formula="of:=IF(SUM([.E3:.J3])=0; AVERAGE([.L3:.Q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1.48" calcext:value-type="float">
            <text:p>1,48</text:p>
          </table:table-cell>
          <table:table-cell office:value-type="float" office:value="1.65" calcext:value-type="float">
            <text:p>1,6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7.29" calcext:value-type="float">
            <text:p>7,29</text:p>
          </table:table-cell>
          <table:table-cell table:formula="of:=IF(SUM([.E4:.I4])=0; AVERAGE([.L4:.P4]);&quot;No valido&quot;)" office:value-type="float" office:value="0.69" calcext:value-type="float">
            <text:p>0,69</text:p>
          </table:table-cell>
          <table:table-cell table:formula="of:=IF(SUM([.E4:.J4])=0; AVERAGE([.L4:.Q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85" calcext:value-type="float">
            <text:p>0,85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7.73" calcext:value-type="float">
            <text:p>7,73</text:p>
          </table:table-cell>
          <table:table-cell table:formula="of:=IF(SUM([.E5:.I5])=0; AVERAGE([.L5:.P5]);&quot;No valido&quot;)" office:value-type="float" office:value="0.258" calcext:value-type="float">
            <text:p>0,258</text:p>
          </table:table-cell>
          <table:table-cell table:formula="of:=IF(SUM([.E5:.J5])=0; AVERAGE([.L5:.Q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7.97" calcext:value-type="float">
            <text:p>7,97</text:p>
          </table:table-cell>
          <table:table-cell table:formula="of:=IF(SUM([.E6:.I6])=0; AVERAGE([.L6:.P6]);&quot;No valido&quot;)" office:value-type="float" office:value="0.236" calcext:value-type="float">
            <text:p>0,236</text:p>
          </table:table-cell>
          <table:table-cell table:formula="of:=IF(SUM([.E6:.J6])=0; AVERAGE([.L6:.Q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float" office:value="5.44" calcext:value-type="float">
            <text:p>5,44</text:p>
          </table:table-cell>
          <table:table-cell office:value-type="float" office:value="5.22" calcext:value-type="float">
            <text:p>5,22</text:p>
          </table:table-cell>
          <table:table-cell office:value-type="float" office:value="5.3" calcext:value-type="float">
            <text:p>5,3</text:p>
          </table:table-cell>
          <table:table-cell office:value-type="float" office:value="5.26" calcext:value-type="float">
            <text:p>5,26</text:p>
          </table:table-cell>
          <table:table-cell office:value-type="float" office:value="5.2" calcext:value-type="float">
            <text:p>5,2</text:p>
          </table:table-cell>
          <table:table-cell office:value-type="float" office:value="5.38" calcext:value-type="float">
            <text:p>5,38</text:p>
          </table:table-cell>
          <table:table-cell table:formula="of:=IF(SUM([.E7:.I7])=0; AVERAGE([.L7:.P7]);&quot;No valido&quot;)" office:value-type="string" office:string-value="No valido" calcext:value-type="string">
            <text:p>No valido</text:p>
          </table:table-cell>
          <table:table-cell table:formula="of:=IF(SUM([.E7:.J7])=0; AVERAGE([.L7:.Q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6.25" calcext:value-type="float">
            <text:p>6,25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2.98" calcext:value-type="float">
            <text:p>2,98</text:p>
          </table:table-cell>
          <table:table-cell office:value-type="float" office:value="6.27" calcext:value-type="float">
            <text:p>6,27</text:p>
          </table:table-cell>
          <table:table-cell table:formula="of:=IF(SUM([.E8:.I8])=0; AVERAGE([.L8:.P8]);&quot;No valido&quot;)" office:value-type="string" office:string-value="No valido" calcext:value-type="string">
            <text:p>No valido</text:p>
          </table:table-cell>
          <table:table-cell table:formula="of:=IF(SUM([.E8:.J8])=0; AVERAGE([.L8:.Q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.06" calcext:value-type="float">
            <text:p>5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7.12" calcext:value-type="float">
            <text:p>7,12</text:p>
          </table:table-cell>
          <table:table-cell table:formula="of:=IF(SUM([.E9:.I9])=0; AVERAGE([.L9:.P9]);&quot;No valido&quot;)" office:value-type="float" office:value="1.058" calcext:value-type="float">
            <text:p>1,058</text:p>
          </table:table-cell>
          <table:table-cell table:formula="of:=IF(SUM([.E9:.J9])=0; AVERAGE([.L9:.Q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1.31" calcext:value-type="float">
            <text:p>1,31</text:p>
          </table:table-cell>
          <table:table-cell office:value-type="float" office:value="2.55" calcext:value-type="float">
            <text:p>2,55</text:p>
          </table:table-cell>
          <table:table-cell office:value-type="float" office:value="0.87" calcext:value-type="float">
            <text:p>0,87</text:p>
          </table:table-cell>
          <table:table-cell office:value-type="float" office:value="0.03" calcext:value-type="float">
            <text:p>0,03</text:p>
          </table:table-cell>
          <table:table-cell office:value-type="float" office:value="7.7" calcext:value-type="float">
            <text:p>7,7</text:p>
          </table:table-cell>
          <table:table-cell table:formula="of:=IF(SUM([.E10:.I10])=0; AVERAGE([.L10:.P10]);&quot;No valido&quot;)" office:value-type="float" office:value="0.984" calcext:value-type="float">
            <text:p>0,984</text:p>
          </table:table-cell>
          <table:table-cell table:formula="of:=IF(SUM([.E10:.J10])=0; AVERAGE([.L10:.Q1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41" calcext:value-type="float">
            <text:p>0,41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0.13" calcext:value-type="float">
            <text:p>0,13</text:p>
          </table:table-cell>
          <table:table-cell office:value-type="float" office:value="8.08" calcext:value-type="float">
            <text:p>8,08</text:p>
          </table:table-cell>
          <table:table-cell table:formula="of:=IF(SUM([.E11:.I11])=0; AVERAGE([.L11:.P11]);&quot;No valido&quot;)" office:value-type="float" office:value="0.966" calcext:value-type="float">
            <text:p>0,966</text:p>
          </table:table-cell>
          <table:table-cell table:formula="of:=IF(SUM([.E11:.J11])=0; AVERAGE([.L11:.Q1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5.37" calcext:value-type="float">
            <text:p>5,37</text:p>
          </table:table-cell>
          <table:table-cell office:value-type="float" office:value="5.43" calcext:value-type="float">
            <text:p>5,43</text:p>
          </table:table-cell>
          <table:table-cell office:value-type="float" office:value="5.34" calcext:value-type="float">
            <text:p>5,34</text:p>
          </table:table-cell>
          <table:table-cell office:value-type="float" office:value="5.24" calcext:value-type="float">
            <text:p>5,24</text:p>
          </table:table-cell>
          <table:table-cell office:value-type="float" office:value="5.53" calcext:value-type="float">
            <text:p>5,53</text:p>
          </table:table-cell>
          <table:table-cell table:formula="of:=IF(SUM([.E12:.I12])=0; AVERAGE([.L12:.P12]);&quot;No valido&quot;)" office:value-type="string" office:string-value="No valido" calcext:value-type="string">
            <text:p>No valido</text:p>
          </table:table-cell>
          <table:table-cell table:formula="of:=IF(SUM([.E12:.J12])=0; AVERAGE([.L12:.Q1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5.96" calcext:value-type="float">
            <text:p>5,96</text:p>
          </table:table-cell>
          <table:table-cell office:value-type="float" office:value="0.01" calcext:value-type="float">
            <text:p>0,01</text:p>
          </table:table-cell>
          <table:table-cell office:value-type="float" office:value="6.14" calcext:value-type="float">
            <text:p>6,14</text:p>
          </table:table-cell>
          <table:table-cell office:value-type="float" office:value="0.04" calcext:value-type="float">
            <text:p>0,04</text:p>
          </table:table-cell>
          <table:table-cell office:value-type="float" office:value="6.24" calcext:value-type="float">
            <text:p>6,24</text:p>
          </table:table-cell>
          <table:table-cell table:formula="of:=IF(SUM([.E13:.I13])=0; AVERAGE([.L13:.P13]);&quot;No valido&quot;)" office:value-type="string" office:string-value="No valido" calcext:value-type="string">
            <text:p>No valido</text:p>
          </table:table-cell>
          <table:table-cell table:formula="of:=IF(SUM([.E13:.J13])=0; AVERAGE([.L13:.Q1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4.05" calcext:value-type="float">
            <text:p>4,05</text:p>
          </table:table-cell>
          <table:table-cell office:value-type="float" office:value="1.32" calcext:value-type="float">
            <text:p>1,3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7.29" calcext:value-type="float">
            <text:p>7,29</text:p>
          </table:table-cell>
          <table:table-cell table:formula="of:=IF(SUM([.E14:.I14])=0; AVERAGE([.L14:.P14]);&quot;No valido&quot;)" office:value-type="float" office:value="1.112" calcext:value-type="float">
            <text:p>1,112</text:p>
          </table:table-cell>
          <table:table-cell table:formula="of:=IF(SUM([.E14:.J14])=0; AVERAGE([.L14:.Q1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7.32" calcext:value-type="float">
            <text:p>7,32</text:p>
          </table:table-cell>
          <table:table-cell office:value-type="float" office:value="0.16" calcext:value-type="float">
            <text:p>0,16</text:p>
          </table:table-cell>
          <table:table-cell office:value-type="float" office:value="0.46" calcext:value-type="float">
            <text:p>0,46</text:p>
          </table:table-cell>
          <table:table-cell office:value-type="float" office:value="0.27" calcext:value-type="float">
            <text:p>0,27</text:p>
          </table:table-cell>
          <table:table-cell office:value-type="float" office:value="7.69" calcext:value-type="float">
            <text:p>7,69</text:p>
          </table:table-cell>
          <table:table-cell table:formula="of:=IF(SUM([.E15:.I15])=0; AVERAGE([.L15:.P15]);&quot;No valido&quot;)" office:value-type="string" office:string-value="No valido" calcext:value-type="string">
            <text:p>No valido</text:p>
          </table:table-cell>
          <table:table-cell table:formula="of:=IF(SUM([.E15:.J15])=0; AVERAGE([.L15:.Q1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1.48" calcext:value-type="float">
            <text:p>1,48</text:p>
          </table:table-cell>
          <table:table-cell office:value-type="float" office:value="1.14" calcext:value-type="float">
            <text:p>1,14</text:p>
          </table:table-cell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7.96" calcext:value-type="float">
            <text:p>7,96</text:p>
          </table:table-cell>
          <table:table-cell table:formula="of:=IF(SUM([.E16:.I16])=0; AVERAGE([.L16:.P16]);&quot;No valido&quot;)" office:value-type="float" office:value="1.214" calcext:value-type="float">
            <text:p>1,214</text:p>
          </table:table-cell>
          <table:table-cell table:formula="of:=IF(SUM([.E16:.J16])=0; AVERAGE([.L16:.Q1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5.47" calcext:value-type="float">
            <text:p>5,47</text:p>
          </table:table-cell>
          <table:table-cell office:value-type="float" office:value="0.83" calcext:value-type="float">
            <text:p>0,83</text:p>
          </table:table-cell>
          <table:table-cell office:value-type="float" office:value="5.13" calcext:value-type="float">
            <text:p>5,13</text:p>
          </table:table-cell>
          <table:table-cell office:value-type="float" office:value="5.41" calcext:value-type="float">
            <text:p>5,41</text:p>
          </table:table-cell>
          <table:table-cell office:value-type="float" office:value="5.63" calcext:value-type="float">
            <text:p>5,63</text:p>
          </table:table-cell>
          <table:table-cell table:formula="of:=IF(SUM([.E17:.I17])=0; AVERAGE([.L17:.P17]);&quot;No valido&quot;)" office:value-type="string" office:string-value="No valido" calcext:value-type="string">
            <text:p>No valido</text:p>
          </table:table-cell>
          <table:table-cell table:formula="of:=IF(SUM([.E17:.J17])=0; AVERAGE([.L17:.Q1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6.24" calcext:value-type="float">
            <text:p>6,24</text:p>
          </table:table-cell>
          <table:table-cell table:formula="of:=IF(SUM([.E18:.I18])=0; AVERAGE([.L18:.P18]);&quot;No valido&quot;)" office:value-type="float" office:value="0.182" calcext:value-type="float">
            <text:p>0,182</text:p>
          </table:table-cell>
          <table:table-cell table:formula="of:=IF(SUM([.E18:.J18])=0; AVERAGE([.L18:.Q1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7.23" calcext:value-type="float">
            <text:p>7,23</text:p>
          </table:table-cell>
          <table:table-cell table:formula="of:=IF(SUM([.E19:.I19])=0; AVERAGE([.L19:.P19]);&quot;No valido&quot;)" office:value-type="float" office:value="0.078" calcext:value-type="float">
            <text:p>0,078</text:p>
          </table:table-cell>
          <table:table-cell table:formula="of:=IF(SUM([.E19:.J19])=0; AVERAGE([.L19:.Q19]);&quot;No valido&quot;)" office:value-type="string" office:string-value="No valido" calcext:value-type="string">
            <text:p>No valido</text:p>
          </table:table-cell>
          <table:table-cell office:value-type="string" calcext:value-type="string">
            <text:p>MEJOR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3.4" calcext:value-type="float">
            <text:p>3,4</text:p>
          </table:table-cell>
          <table:table-cell office:value-type="float" office:value="0.04" calcext:value-type="float">
            <text:p>0,04</text:p>
          </table:table-cell>
          <table:table-cell office:value-type="float" office:value="0.75" calcext:value-type="float">
            <text:p>0,75</text:p>
          </table:table-cell>
          <table:table-cell office:value-type="float" office:value="0.03" calcext:value-type="float">
            <text:p>0,03</text:p>
          </table:table-cell>
          <table:table-cell office:value-type="float" office:value="7.78" calcext:value-type="float">
            <text:p>7,78</text:p>
          </table:table-cell>
          <table:table-cell table:formula="of:=IF(SUM([.E20:.I20])=0; AVERAGE([.L20:.P20]);&quot;No valido&quot;)" office:value-type="float" office:value="1.026" calcext:value-type="float">
            <text:p>1,026</text:p>
          </table:table-cell>
          <table:table-cell table:formula="of:=IF(SUM([.E20:.J20])=0; AVERAGE([.L20:.Q2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47" calcext:value-type="float">
            <text:p>1,47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office:value-type="float" office:value="2.46" calcext:value-type="float">
            <text:p>2,46</text:p>
          </table:table-cell>
          <table:table-cell table:formula="of:=IF(SUM([.E21:.I21])=0; AVERAGE([.L21:.P21]);&quot;No valido&quot;)" office:value-type="float" office:value="0.6" calcext:value-type="float">
            <text:p>0,6</text:p>
          </table:table-cell>
          <table:table-cell table:formula="of:=IF(SUM([.E21:.J21])=0; AVERAGE([.L21:.Q21]);&quot;No valido&quot;)" office:value-type="float" office:value="0.91" calcext:value-type="float">
            <text:p>0,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79" calcext:value-type="float">
            <text:p>7,79</text:p>
          </table:table-cell>
          <table:table-cell office:value-type="float" office:value="7.68" calcext:value-type="float">
            <text:p>7,68</text:p>
          </table:table-cell>
          <table:table-cell office:value-type="float" office:value="0.19" calcext:value-type="float">
            <text:p>0,19</text:p>
          </table:table-cell>
          <table:table-cell office:value-type="float" office:value="7.85" calcext:value-type="float">
            <text:p>7,85</text:p>
          </table:table-cell>
          <table:table-cell office:value-type="float" office:value="7.74" calcext:value-type="float">
            <text:p>7,74</text:p>
          </table:table-cell>
          <table:table-cell office:value-type="float" office:value="7.88" calcext:value-type="float">
            <text:p>7,88</text:p>
          </table:table-cell>
          <table:table-cell table:formula="of:=IF(SUM([.E22:.I22])=0; AVERAGE([.L22:.P22]);&quot;No valido&quot;)" office:value-type="string" office:string-value="No valido" calcext:value-type="string">
            <text:p>No valido</text:p>
          </table:table-cell>
          <table:table-cell table:formula="of:=IF(SUM([.E22:.J22])=0; AVERAGE([.L22:.Q2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9.1" calcext:value-type="float">
            <text:p>9,1</text:p>
          </table:table-cell>
          <table:table-cell office:value-type="float" office:value="8.96" calcext:value-type="float">
            <text:p>8,96</text:p>
          </table:table-cell>
          <table:table-cell office:value-type="float" office:value="0.15" calcext:value-type="float">
            <text:p>0,15</text:p>
          </table:table-cell>
          <table:table-cell office:value-type="float" office:value="1.69" calcext:value-type="float">
            <text:p>1,69</text:p>
          </table:table-cell>
          <table:table-cell office:value-type="float" office:value="9.36" calcext:value-type="float">
            <text:p>9,36</text:p>
          </table:table-cell>
          <table:table-cell table:formula="of:=IF(SUM([.E23:.I23])=0; AVERAGE([.L23:.P23]);&quot;No valido&quot;)" office:value-type="string" office:string-value="No valido" calcext:value-type="string">
            <text:p>No valido</text:p>
          </table:table-cell>
          <table:table-cell table:formula="of:=IF(SUM([.E23:.J23])=0; AVERAGE([.L23:.Q2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11.03" calcext:value-type="float">
            <text:p>11,03</text:p>
          </table:table-cell>
          <table:table-cell table:formula="of:=IF(SUM([.E24:.I24])=0; AVERAGE([.L24:.P24]);&quot;No valido&quot;)" office:value-type="float" office:value="0.254" calcext:value-type="float">
            <text:p>0,254</text:p>
          </table:table-cell>
          <table:table-cell table:formula="of:=IF(SUM([.E24:.J24])=0; AVERAGE([.L24:.Q2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3.09" calcext:value-type="float">
            <text:p>3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11.59" calcext:value-type="float">
            <text:p>11,59</text:p>
          </table:table-cell>
          <table:table-cell table:formula="of:=IF(SUM([.E25:.I25])=0; AVERAGE([.L25:.P25]);&quot;No valido&quot;)" office:value-type="float" office:value="0.778" calcext:value-type="float">
            <text:p>0,778</text:p>
          </table:table-cell>
          <table:table-cell table:formula="of:=IF(SUM([.E25:.J25])=0; AVERAGE([.L25:.Q2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59" calcext:value-type="float">
            <text:p>0,59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12.03" calcext:value-type="float">
            <text:p>12,03</text:p>
          </table:table-cell>
          <table:table-cell table:formula="of:=IF(SUM([.E26:.I26])=0; AVERAGE([.L26:.P26]);&quot;No valido&quot;)" office:value-type="float" office:value="0.424" calcext:value-type="float">
            <text:p>0,424</text:p>
          </table:table-cell>
          <table:table-cell table:formula="of:=IF(SUM([.E26:.J26])=0; AVERAGE([.L26:.Q2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7.75" calcext:value-type="float">
            <text:p>7,75</text:p>
          </table:table-cell>
          <table:table-cell office:value-type="float" office:value="7.84" calcext:value-type="float">
            <text:p>7,84</text:p>
          </table:table-cell>
          <table:table-cell office:value-type="float" office:value="8.03" calcext:value-type="float">
            <text:p>8,03</text:p>
          </table:table-cell>
          <table:table-cell office:value-type="float" office:value="7.91" calcext:value-type="float">
            <text:p>7,91</text:p>
          </table:table-cell>
          <table:table-cell office:value-type="float" office:value="8.09" calcext:value-type="float">
            <text:p>8,09</text:p>
          </table:table-cell>
          <table:table-cell table:formula="of:=IF(SUM([.E27:.I27])=0; AVERAGE([.L27:.P27]);&quot;No valido&quot;)" office:value-type="string" office:string-value="No valido" calcext:value-type="string">
            <text:p>No valido</text:p>
          </table:table-cell>
          <table:table-cell table:formula="of:=IF(SUM([.E27:.J27])=0; AVERAGE([.L27:.Q2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8.97" calcext:value-type="float">
            <text:p>8,97</text:p>
          </table:table-cell>
          <table:table-cell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73" calcext:value-type="float">
            <text:p>0,73</text:p>
          </table:table-cell>
          <table:table-cell office:value-type="float" office:value="9.37" calcext:value-type="float">
            <text:p>9,37</text:p>
          </table:table-cell>
          <table:table-cell table:formula="of:=IF(SUM([.E28:.I28])=0; AVERAGE([.L28:.P28]);&quot;No valido&quot;)" office:value-type="string" office:string-value="No valido" calcext:value-type="string">
            <text:p>No valido</text:p>
          </table:table-cell>
          <table:table-cell table:formula="of:=IF(SUM([.E28:.J28])=0; AVERAGE([.L28:.Q2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SUM([.E29:.I29])=0; AVERAGE([.L29:.P29]);&quot;No valido&quot;)" office:value-type="float" office:value="0.102" calcext:value-type="float">
            <text:p>0,102</text:p>
          </table:table-cell>
          <table:table-cell table:formula="of:=IF(SUM([.E29:.J29])=0; AVERAGE([.L29:.Q29]);&quot;No valido&quot;)" office:value-type="float" office:value="0.118333333333333" calcext:value-type="float">
            <text:p>0,118333333333333</text:p>
          </table:table-cell>
          <table:table-cell office:value-type="string" calcext:value-type="string">
            <text:p>MEJOR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11.65" calcext:value-type="float">
            <text:p>11,65</text:p>
          </table:table-cell>
          <table:table-cell table:formula="of:=IF(SUM([.E30:.I30])=0; AVERAGE([.L30:.P30]);&quot;No valido&quot;)" office:value-type="float" office:value="0.188" calcext:value-type="float">
            <text:p>0,188</text:p>
          </table:table-cell>
          <table:table-cell table:formula="of:=IF(SUM([.E30:.J30])=0; AVERAGE([.L30:.Q3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11.6" calcext:value-type="float">
            <text:p>11,6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12.24" calcext:value-type="float">
            <text:p>12,24</text:p>
          </table:table-cell>
          <table:table-cell table:formula="of:=IF(SUM([.E31:.I31])=0; AVERAGE([.L31:.P31]);&quot;No valido&quot;)" office:value-type="string" office:string-value="No valido" calcext:value-type="string">
            <text:p>No valido</text:p>
          </table:table-cell>
          <table:table-cell table:formula="of:=IF(SUM([.E31:.J31])=0; AVERAGE([.L31:.Q3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8.31" calcext:value-type="float">
            <text:p>8,31</text:p>
          </table:table-cell>
          <table:table-cell table:formula="of:=IF(SUM([.E32:.I32])=0; AVERAGE([.L32:.P32]);&quot;No valido&quot;)" office:value-type="string" office:string-value="No valido" calcext:value-type="string">
            <text:p>No valido</text:p>
          </table:table-cell>
          <table:table-cell table:formula="of:=IF(SUM([.E32:.J32])=0; AVERAGE([.L32:.Q3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9.18" calcext:value-type="float">
            <text:p>9,18</text:p>
          </table:table-cell>
          <table:table-cell office:value-type="float" office:value="0.04" calcext:value-type="float">
            <text:p>0,04</text:p>
          </table:table-cell>
          <table:table-cell office:value-type="float" office:value="0.34" calcext:value-type="float">
            <text:p>0,34</text:p>
          </table:table-cell>
          <table:table-cell office:value-type="float" office:value="0.41" calcext:value-type="float">
            <text:p>0,41</text:p>
          </table:table-cell>
          <table:table-cell office:value-type="float" office:value="9.69" calcext:value-type="float">
            <text:p>9,69</text:p>
          </table:table-cell>
          <table:table-cell table:formula="of:=IF(SUM([.E33:.I33])=0; AVERAGE([.L33:.P33]);&quot;No valido&quot;)" office:value-type="string" office:string-value="No valido" calcext:value-type="string">
            <text:p>No valido</text:p>
          </table:table-cell>
          <table:table-cell table:formula="of:=IF(SUM([.E33:.J33])=0; AVERAGE([.L33:.Q3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1.88" calcext:value-type="float">
            <text:p>1,88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11.03" calcext:value-type="float">
            <text:p>11,03</text:p>
          </table:table-cell>
          <table:table-cell table:formula="of:=IF(SUM([.E34:.I34])=0; AVERAGE([.L34:.P34]);&quot;No valido&quot;)" office:value-type="float" office:value="0.422" calcext:value-type="float">
            <text:p>0,422</text:p>
          </table:table-cell>
          <table:table-cell table:formula="of:=IF(SUM([.E34:.J34])=0; AVERAGE([.L34:.Q3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11.81" calcext:value-type="float">
            <text:p>11,81</text:p>
          </table:table-cell>
          <table:table-cell table:formula="of:=IF(SUM([.E35:.I35])=0; AVERAGE([.L35:.P35]);&quot;No valido&quot;)" office:value-type="float" office:value="0.662" calcext:value-type="float">
            <text:p>0,662</text:p>
          </table:table-cell>
          <table:table-cell table:formula="of:=IF(SUM([.E35:.J35])=0; AVERAGE([.L35:.Q3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12.26" calcext:value-type="float">
            <text:p>12,26</text:p>
          </table:table-cell>
          <table:table-cell table:formula="of:=IF(SUM([.E36:.I36])=0; AVERAGE([.L36:.P36]);&quot;No valido&quot;)" office:value-type="float" office:value="0.136" calcext:value-type="float">
            <text:p>0,136</text:p>
          </table:table-cell>
          <table:table-cell table:formula="of:=IF(SUM([.E36:.J36])=0; AVERAGE([.L36:.Q3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8.27" calcext:value-type="float">
            <text:p>8,27</text:p>
          </table:table-cell>
          <table:table-cell office:value-type="float" office:value="8.19" calcext:value-type="float">
            <text:p>8,19</text:p>
          </table:table-cell>
          <table:table-cell office:value-type="float" office:value="8.28" calcext:value-type="float">
            <text:p>8,28</text:p>
          </table:table-cell>
          <table:table-cell office:value-type="float" office:value="8.18" calcext:value-type="float">
            <text:p>8,18</text:p>
          </table:table-cell>
          <table:table-cell office:value-type="float" office:value="8.53" calcext:value-type="float">
            <text:p>8,53</text:p>
          </table:table-cell>
          <table:table-cell office:value-type="float" office:value="8.58" calcext:value-type="float">
            <text:p>8,58</text:p>
          </table:table-cell>
          <table:table-cell table:formula="of:=IF(SUM([.E37:.I37])=0; AVERAGE([.L37:.P37]);&quot;No valido&quot;)" office:value-type="string" office:string-value="No valido" calcext:value-type="string">
            <text:p>No valido</text:p>
          </table:table-cell>
          <table:table-cell table:formula="of:=IF(SUM([.E37:.J37])=0; AVERAGE([.L37:.Q3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9.29" calcext:value-type="float">
            <text:p>9,29</text:p>
          </table:table-cell>
          <table:table-cell office:value-type="float" office:value="9.2" calcext:value-type="float">
            <text:p>9,2</text:p>
          </table:table-cell>
          <table:table-cell office:value-type="float" office:value="0.22" calcext:value-type="float">
            <text:p>0,22</text:p>
          </table:table-cell>
          <table:table-cell office:value-type="float" office:value="9.44" calcext:value-type="float">
            <text:p>9,44</text:p>
          </table:table-cell>
          <table:table-cell table:formula="of:=IF(SUM([.E38:.I38])=0; AVERAGE([.L38:.P38]);&quot;No valido&quot;)" office:value-type="string" office:string-value="No valido" calcext:value-type="string">
            <text:p>No valido</text:p>
          </table:table-cell>
          <table:table-cell table:formula="of:=IF(SUM([.E38:.J38])=0; AVERAGE([.L38:.Q3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10.76" calcext:value-type="float">
            <text:p>10,76</text:p>
          </table:table-cell>
          <table:table-cell table:formula="of:=IF(SUM([.E39:.I39])=0; AVERAGE([.L39:.P39]);&quot;No valido&quot;)" office:value-type="float" office:value="0.098" calcext:value-type="float">
            <text:p>0,098</text:p>
          </table:table-cell>
          <table:table-cell table:formula="of:=IF(SUM([.E39:.J39])=0; AVERAGE([.L39:.Q3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2.16" calcext:value-type="float">
            <text:p>2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6.42" calcext:value-type="float">
            <text:p>6,42</text:p>
          </table:table-cell>
          <table:table-cell table:formula="of:=IF(SUM([.E40:.I40])=0; AVERAGE([.L40:.P40]);&quot;No valido&quot;)" office:value-type="float" office:value="0.558" calcext:value-type="float">
            <text:p>0,558</text:p>
          </table:table-cell>
          <table:table-cell table:formula="of:=IF(SUM([.E40:.J40])=0; AVERAGE([.L40:.Q40]);&quot;No valido&quot;)" office:value-type="float" office:value="1.535" calcext:value-type="float">
            <text:p>1,5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1.34" calcext:value-type="float">
            <text:p>1,34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12.5" calcext:value-type="float">
            <text:p>12,5</text:p>
          </table:table-cell>
          <table:table-cell table:formula="of:=IF(SUM([.E41:.I41])=0; AVERAGE([.L41:.P41]);&quot;No valido&quot;)" office:value-type="float" office:value="0.466" calcext:value-type="float">
            <text:p>0,466</text:p>
          </table:table-cell>
          <table:table-cell table:formula="of:=IF(SUM([.E41:.J41])=0; AVERAGE([.L41:.Q4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calcext:conditional-formats>
          <calcext:conditional-format calcext:target-range-address="COMPLETO.J2:COMPLETO.J18">
            <calcext:condition calcext:apply-style-name="verde" calcext:value="=0" calcext:base-cell-address="COMPLETO.J2"/>
          </calcext:conditional-format>
          <calcext:conditional-format calcext:target-range-address="COMPLETO.R2:COMPLETO.S41">
            <calcext:condition calcext:apply-style-name="verde" calcext:value="&lt;0.9" calcext:base-cell-address="COMPLETO.R2"/>
          </calcext:conditional-format>
          <calcext:conditional-format calcext:target-range-address="COMPLETO.J19:COMPLETO.J41">
            <calcext:condition calcext:apply-style-name="verde" calcext:value="=0" calcext:base-cell-address="COMPLETO.F19"/>
          </calcext:conditional-format>
          <calcext:conditional-format calcext:target-range-address="COMPLETO.E2:COMPLETO.I18 COMPLETO.E19:COMPLETO.E41">
            <calcext:condition calcext:apply-style-name="verde" calcext:value="=0" calcext:base-cell-address="COMPLETO.E2"/>
          </calcext:conditional-format>
          <calcext:conditional-format calcext:target-range-address="COMPLETO.F19:COMPLETO.I41">
            <calcext:condition calcext:apply-style-name="verde" calcext:value="=0" calcext:base-cell-address="COMPLETO.F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009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23:53:27.6165372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date>2017-12-17T01:00:20.881908896</dc:date>
    <meta:editing-duration>PT1H54M3S</meta:editing-duration>
    <meta:editing-cycles>13</meta:editing-cycles>
    <meta:document-statistic meta:table-count="1" meta:cell-count="7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235cm" svg:y="0.315cm" chart:style-name="ch2">
          <text:p>Poblacion 100
 Prob Cruce 0,95</text:p>
        </chart:title>
        <chart:legend chart:legend-position="end" svg:x="13.727cm" svg:y="2.958cm" style:legend-expansion="high" chart:style-name="ch3"/>
        <chart:plot-area chart:style-name="ch4" table:cell-range-address="COMPLETO.D17:COMPLETO.J21" chart:data-source-has-labels="both" svg:x="1.33cm" svg:y="1.778cm" svg:width="12.078cm" svg:height="6.066cm">
          <chartooo:coordinate-region svg:x="1.766cm" svg:y="1.977cm" svg:width="11.311cm" svg:height="5.22cm"/>
          <chart:axis chart:dimension="x" chart:name="primary-x" chart:style-name="ch5" chartooo:axis-type="auto">
            <chartooo:date-scale/>
            <chart:title svg:x="6.267cm" svg:y="8.024cm" chart:style-name="ch6">
              <text:p>Prob Mutacion</text:p>
            </chart:title>
            <chart:categories table:cell-range-address="COMPLETO.D17:COMPLETO.D21"/>
          </chart:axis>
          <chart:axis chart:dimension="y" chart:name="primary-y" chart:style-name="ch5">
            <chart:title svg:x="0.451cm" svg:y="5.384cm" chart:style-name="ch7">
              <text:p>Fitness</text:p>
            </chart:title>
            <chart:grid chart:style-name="ch8" chart:class="major"/>
          </chart:axis>
          <chart:series chart:style-name="ch9" chart:values-cell-range-address="COMPLETO.E17:COMPLETO.E21" loext:label-string="caso1" chart:class="chart:line">
            <chart:data-point chart:repeated="5"/>
          </chart:series>
          <chart:series chart:style-name="ch10" chart:values-cell-range-address="COMPLETO.F17:COMPLETO.F21" loext:label-string="caso2" chart:class="chart:line">
            <chart:data-point chart:repeated="5"/>
          </chart:series>
          <chart:series chart:style-name="ch11" chart:values-cell-range-address="COMPLETO.G17:COMPLETO.G21" loext:label-string="caso3" chart:class="chart:line">
            <chart:data-point chart:repeated="5"/>
          </chart:series>
          <chart:series chart:style-name="ch12" chart:values-cell-range-address="COMPLETO.H17:COMPLETO.H21" loext:label-string="caso4" chart:class="chart:line">
            <chart:data-point chart:repeated="5"/>
          </chart:series>
          <chart:series chart:style-name="ch13" chart:values-cell-range-address="COMPLETO.I17:COMPLETO.I21" loext:label-string="caso5" chart:class="chart:line">
            <chart:data-point chart:repeated="5"/>
          </chart:series>
          <chart:series chart:style-name="ch14" chart:values-cell-range-address="COMPLETO.J17:COMPLETO.J21" loext:label-string="extra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1</text:p>
              </table:table-cell>
              <table:table-cell office:value-type="string">
                <text:p>caso2</text:p>
              </table:table-cell>
              <table:table-cell office:value-type="string">
                <text:p>caso3</text:p>
              </table:table-cell>
              <table:table-cell office:value-type="string">
                <text:p>caso4</text:p>
              </table:table-cell>
              <table:table-cell office:value-type="string">
                <text:p>caso5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COMPLETO.D17:COMPLETO.D21</svg:desc>
                </draw:g>
              </table:table-cell>
              <table:table-cell office:value-type="float" office:value="5">
                <text:p>5</text:p>
                <draw:g>
                  <svg:desc>COMPLETO.E17:COMPLETO.E21</svg:desc>
                </draw:g>
              </table:table-cell>
              <table:table-cell office:value-type="float" office:value="5">
                <text:p>5</text:p>
                <draw:g>
                  <svg:desc>COMPLETO.F17:COMPLETO.F21</svg:desc>
                </draw:g>
              </table:table-cell>
              <table:table-cell office:value-type="float" office:value="0">
                <text:p>0</text:p>
                <draw:g>
                  <svg:desc>COMPLETO.G17:COMPLETO.G21</svg:desc>
                </draw:g>
              </table:table-cell>
              <table:table-cell office:value-type="float" office:value="0">
                <text:p>0</text:p>
                <draw:g>
                  <svg:desc>COMPLETO.H17:COMPLETO.H21</svg:desc>
                </draw:g>
              </table:table-cell>
              <table:table-cell office:value-type="float" office:value="4">
                <text:p>4</text:p>
                <draw:g>
                  <svg:desc>COMPLETO.I17:COMPLETO.I21</svg:desc>
                </draw:g>
              </table:table-cell>
              <table:table-cell office:value-type="float" office:value="8">
                <text:p>8</text:p>
                <draw:g>
                  <svg:desc>COMPLETO.J17:COMPLETO.J2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5cm" chart:style-name="ch2">
          <text:p>Poblacion 100 
Prob Mutac 0,05</text:p>
        </chart:title>
        <chart:legend chart:legend-position="end" svg:x="14.319cm" svg:y="2.956cm" style:legend-expansion="high" chart:style-name="ch3"/>
        <chart:plot-area chart:style-name="ch4" table:cell-range-address="COMPLETO.C3:COMPLETO.C3 COMPLETO.C8:COMPLETO.C8 COMPLETO.C13:COMPLETO.C13 COMPLETO.C18:COMPLETO.C18 COMPLETO.E3:COMPLETO.J3 COMPLETO.E8:COMPLETO.J8 COMPLETO.E13:COMPLETO.J13 COMPLETO.E18:COMPLETO.J18" chart:data-source-has-labels="both" svg:x="1.331cm" svg:y="1.778cm" svg:width="12.668cm" svg:height="6.061cm">
          <chartooo:coordinate-region svg:x="2.058cm" svg:y="1.977cm" svg:width="11.941cm" svg:height="5.215cm"/>
          <chart:axis chart:dimension="x" chart:name="primary-x" chart:style-name="ch5" chartooo:axis-type="auto">
            <chartooo:date-scale/>
            <chart:title svg:x="6.788cm" svg:y="8.019cm" chart:style-name="ch6">
              <text:p>Prob Cruce</text:p>
            </chart:title>
            <chart:categories table:cell-range-address="COMPLETO.C3:COMPLETO.C3 COMPLETO.C8:COMPLETO.C8 COMPLETO.C13:COMPLETO.C13 COMPLETO.C18:COMPLETO.C18"/>
          </chart:axis>
          <chart:axis chart:dimension="y" chart:name="primary-y" chart:style-name="ch7">
            <chart:title svg:x="0.451cm" svg:y="5.381cm" chart:style-name="ch8">
              <text:p>Fitness</text:p>
            </chart:title>
            <chart:grid chart:style-name="ch9" chart:class="major"/>
          </chart:axis>
          <chart:series chart:style-name="ch10" chart:values-cell-range-address="COMPLETO.E3:COMPLETO.E3 COMPLETO.E8:COMPLETO.E8 COMPLETO.E13:COMPLETO.E13 COMPLETO.E18:COMPLETO.E18" loext:label-string="caso1" chart:class="chart:bar">
            <chart:data-point chart:repeated="4"/>
          </chart:series>
          <chart:series chart:style-name="ch11" chart:values-cell-range-address="COMPLETO.F3:COMPLETO.F3 COMPLETO.F8:COMPLETO.F8 COMPLETO.F13:COMPLETO.F13 COMPLETO.F18:COMPLETO.F18" loext:label-string="caso2" chart:class="chart:bar">
            <chart:data-point chart:repeated="4"/>
          </chart:series>
          <chart:series chart:style-name="ch12" chart:values-cell-range-address="COMPLETO.G3:COMPLETO.G3 COMPLETO.G8:COMPLETO.G8 COMPLETO.G13:COMPLETO.G13 COMPLETO.G18:COMPLETO.G18" loext:label-string="caso3" chart:class="chart:bar">
            <chart:data-point chart:repeated="4"/>
          </chart:series>
          <chart:series chart:style-name="ch13" chart:values-cell-range-address="COMPLETO.H3:COMPLETO.H3 COMPLETO.H8:COMPLETO.H8 COMPLETO.H13:COMPLETO.H13 COMPLETO.H18:COMPLETO.H18" loext:label-string="caso4" chart:class="chart:bar">
            <chart:data-point chart:repeated="4"/>
          </chart:series>
          <chart:series chart:style-name="ch14" chart:values-cell-range-address="COMPLETO.I3:COMPLETO.I3 COMPLETO.I8:COMPLETO.I8 COMPLETO.I13:COMPLETO.I13 COMPLETO.I18:COMPLETO.I18" loext:label-string="caso5" chart:class="chart:bar">
            <chart:data-point chart:repeated="4"/>
          </chart:series>
          <chart:series chart:style-name="ch15" chart:values-cell-range-address="COMPLETO.J3:COMPLETO.J3 COMPLETO.J8:COMPLETO.J8 COMPLETO.J13:COMPLETO.J13 COMPLETO.J18:COMPLETO.J18" loext:label-string="extra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1</text:p>
              </table:table-cell>
              <table:table-cell office:value-type="string">
                <text:p>caso2</text:p>
              </table:table-cell>
              <table:table-cell office:value-type="string">
                <text:p>caso3</text:p>
              </table:table-cell>
              <table:table-cell office:value-type="string">
                <text:p>caso4</text:p>
              </table:table-cell>
              <table:table-cell office:value-type="string">
                <text:p>caso5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float" office:value="0.8">
                <text:p>0.8</text:p>
                <draw:g>
                  <svg:desc>COMPLETO.C3:COMPLETO.C3 COMPLETO.C8:COMPLETO.C8 COMPLETO.C13:COMPLETO.C13 COMPLETO.C18:COMPLETO.C18</svg:desc>
                </draw:g>
              </table:table-cell>
              <table:table-cell office:value-type="float" office:value="0">
                <text:p>0</text:p>
                <draw:g>
                  <svg:desc>COMPLETO.E3:COMPLETO.E3 COMPLETO.E8:COMPLETO.E8 COMPLETO.E13:COMPLETO.E13 COMPLETO.E18:COMPLETO.E18</svg:desc>
                </draw:g>
              </table:table-cell>
              <table:table-cell office:value-type="float" office:value="0">
                <text:p>0</text:p>
                <draw:g>
                  <svg:desc>COMPLETO.F3:COMPLETO.F3 COMPLETO.F8:COMPLETO.F8 COMPLETO.F13:COMPLETO.F13 COMPLETO.F18:COMPLETO.F18</svg:desc>
                </draw:g>
              </table:table-cell>
              <table:table-cell office:value-type="float" office:value="0">
                <text:p>0</text:p>
                <draw:g>
                  <svg:desc>COMPLETO.G3:COMPLETO.G3 COMPLETO.G8:COMPLETO.G8 COMPLETO.G13:COMPLETO.G13 COMPLETO.G18:COMPLETO.G18</svg:desc>
                </draw:g>
              </table:table-cell>
              <table:table-cell office:value-type="float" office:value="0">
                <text:p>0</text:p>
                <draw:g>
                  <svg:desc>COMPLETO.H3:COMPLETO.H3 COMPLETO.H8:COMPLETO.H8 COMPLETO.H13:COMPLETO.H13 COMPLETO.H18:COMPLETO.H18</svg:desc>
                </draw:g>
              </table:table-cell>
              <table:table-cell office:value-type="float" office:value="0">
                <text:p>0</text:p>
                <draw:g>
                  <svg:desc>COMPLETO.I3:COMPLETO.I3 COMPLETO.I8:COMPLETO.I8 COMPLETO.I13:COMPLETO.I13 COMPLETO.I18:COMPLETO.I18</svg:desc>
                </draw:g>
              </table:table-cell>
              <table:table-cell office:value-type="float" office:value="1">
                <text:p>1</text:p>
                <draw:g>
                  <svg:desc>COMPLETO.J3:COMPLETO.J3 COMPLETO.J8:COMPLETO.J8 COMPLETO.J13:COMPLETO.J13 COMPLETO.J18:COMPLETO.J18</svg:desc>
                </draw:g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